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ba0" officeooo:paragraph-rsid="0013eba0"/>
    </style:style>
    <style:style style:name="P2" style:family="paragraph" style:parent-style-name="Standard">
      <style:text-properties officeooo:rsid="0015f1c2" officeooo:paragraph-rsid="0015f1c2"/>
    </style:style>
    <style:style style:name="P3" style:family="paragraph" style:parent-style-name="Standard">
      <style:text-properties officeooo:rsid="00172080" officeooo:paragraph-rsid="00172080"/>
    </style:style>
    <style:style style:name="T1" style:family="text">
      <style:text-properties officeooo:rsid="001432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P header</text:p>
      <text:p text:style-name="P2"/>
      <text:p text:style-name="P2"><text:s text:c="4"/>ip_header = struct.unpack("!6c6c2s", data)</text:p>
      <text:p text:style-name="P2"><text:s text:c="4"/>ip_version = 4비트</text:p>
      <text:p text:style-name="P2"><text:s text:c="4"/>ip_Length = 4비트</text:p>
      <text:p text:style-name="P2"><text:s text:c="4"/>differentiated_service_codepoint = 4비트</text:p>
      <text:p text:style-name="P2"><text:s text:c="4"/>explicit_congestion_notification = 4비트</text:p>
      <text:p text:style-name="P2"><text:s text:c="4"/>total_length = 2바이트</text:p>
      <text:p text:style-name="P2"><text:s text:c="4"/>identification = 2바이트 </text:p>
      <text:p text:style-name="P2"><text:s text:c="4"/>flags = 2바이트고 안에 밑에 4개 -- 이건 hex로 찍어야됨</text:p>
      <text:p text:style-name="P2"><text:s text:c="4"/>reserved_bit = 4비트</text:p>
      <text:p text:style-name="P2"><text:s text:c="4"/>not_fragments = 4비트</text:p>
      <text:p text:style-name="P2"><text:s text:c="4"/>fragments = 4비트 </text:p>
      <text:p text:style-name="P2"><text:s text:c="4"/>fragments_offset = 4비트 </text:p>
      <text:p text:style-name="P2"><text:s text:c="4"/>Time to live = 1바이트</text:p>
      <text:p text:style-name="P2"><text:s text:c="4"/>protocol = 1바이트 </text:p>
      <text:p text:style-name="P2"><text:s text:c="4"/>header checksum = 2바이트 --이것도 hex로 찍어야됨 </text:p>
      <text:p text:style-name="P2"><text:s text:c="4"/>source_ip_address = 4바이트</text:p>
      <text:p text:style-name="P2"><text:s text:c="4"/>dest_ip_address = 4바이트 </text:p>
      <text:p text:style-name="P2"/>
      <text:p text:style-name="P2"/>
      <text:p text:style-name="P2">TCP</text:p>
      <text:p text:style-name="P2"/>
      <text:p text:style-name="P1">Src port = 2byte</text:p>
      <text:p text:style-name="P1">des port = 2byte</text:p>
      <text:p text:style-name="P1">seq_num = 4byte</text:p>
      <text:p text:style-name="P1">ack_num = 4byte</text:p>
      <text:p text:style-name="P1">header_len, flags <text:span text:style-name="T1">(hex)</text:span>= 2byte (앞의 4비트 len , 뒤의 12비트중 3<text:span text:style-name="T1">bit , 1bit x 9 해서 flags 10개)</text:span></text:p>
      <text:p text:style-name="P1">windows_size <text:s/>= 2byte</text:p>
      <text:p text:style-name="P1">checksum_size = 2byte <text:s/><text:span text:style-name="T1">hex</text:span></text:p>
      <text:p text:style-name="P1">urgent = 2byte</text:p>
      <text:p text:style-name="P1"/>
      <text:p text:style-name="P1"/>
      <text:p text:style-name="P3">UDP</text:p>
      <text:p text:style-name="P3"/>
      <text:p text:style-name="P3">Src port = 2byte</text:p>
      <text:p text:style-name="P3">des port = 2byte</text:p>
      <text:p text:style-name="P3">leng = 2byte</text:p>
      <text:p text:style-name="P3">header_checksum = 2byt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2:47:59.429673932</meta:creation-date>
    <meta:editing-duration>PT1H11M23S</meta:editing-duration>
    <meta:editing-cycles>3</meta:editing-cycles>
    <meta:generator>LibreOffice/6.0.7.3$Linux_X86_64 LibreOffice_project/00m0$Build-3</meta:generator>
    <dc:date>2019-03-16T00:19:41.529607244</dc:date>
    <meta:document-statistic meta:table-count="0" meta:image-count="0" meta:object-count="0" meta:page-count="1" meta:paragraph-count="32" meta:word-count="192" meta:character-count="781" meta:non-whitespace-character-count="612"/>
  </office:meta>
</office:document-meta>
</file>